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01%"/>
    </style:style>
    <style:style style:name="T2" style:parent-style-name="DefaultParagraphFont" style:family="text">
      <style:text-properties style:font-name="Times New Roman" fo:color="#000000" fo:font-size="48pt" style:font-size-asian="48pt"/>
    </style:style>
    <style:style style:name="T3" style:parent-style-name="DefaultParagraphFont" style:family="text">
      <style:text-properties style:font-name="Arial Black" fo:color="#000000" fo:font-size="36pt" style:font-size-asian="36pt" style:font-size-complex="36pt"/>
    </style:style>
    <style:style style:name="P4" style:parent-style-name="Textbody" style:family="paragraph">
      <style:paragraph-properties fo:margin-bottom="0in" fo:line-height="101%"/>
    </style:style>
    <style:style style:name="T5" style:parent-style-name="DefaultParagraphFont" style:family="text">
      <style:text-properties style:font-name="Times New Roman" fo:color="#000000" fo:font-size="48pt" style:font-size-asian="48pt"/>
    </style:style>
    <style:style style:name="T6" style:parent-style-name="DefaultParagraphFont" style:family="text">
      <style:text-properties style:font-name="Arial Black" fo:color="#000000" fo:font-size="36pt" style:font-size-asian="36pt" style:font-size-complex="36pt"/>
    </style:style>
    <style:style style:name="P7" style:parent-style-name="Textbody" style:family="paragraph">
      <style:paragraph-properties fo:margin-bottom="0in" fo:line-height="101%"/>
    </style:style>
    <style:style style:name="T8" style:parent-style-name="DefaultParagraphFont" style:family="text">
      <style:text-properties style:font-name="Times New Roman" fo:color="#000000" fo:font-size="48pt" style:font-size-asian="48pt"/>
    </style:style>
    <style:style style:name="T9" style:parent-style-name="DefaultParagraphFont" style:family="text">
      <style:text-properties style:font-name="Arial Black" fo:color="#000000" fo:font-size="36pt" style:font-size-asian="36pt" style:font-size-complex="36pt"/>
    </style:style>
    <style:style style:name="P10" style:parent-style-name="Textbody" style:family="paragraph">
      <style:paragraph-properties fo:margin-bottom="0in" fo:line-height="101%"/>
    </style:style>
    <style:style style:name="T11" style:parent-style-name="DefaultParagraphFont" style:family="text">
      <style:text-properties style:font-name="Times New Roman" fo:color="#000000" fo:font-size="48pt" style:font-size-asian="48pt"/>
    </style:style>
    <style:style style:name="T12" style:parent-style-name="DefaultParagraphFont" style:family="text">
      <style:text-properties style:font-name="Arial Black" fo:color="#000000" fo:font-size="36pt" style:font-size-asian="36pt" style:font-size-complex="36pt"/>
    </style:style>
    <style:style style:name="P13" style:parent-style-name="Textbody" style:family="paragraph">
      <style:paragraph-properties fo:margin-bottom="0in" fo:line-height="101%"/>
      <style:text-properties style:font-name="Arial Black" fo:color="#000000" fo:font-size="36pt" style:font-size-asian="36pt" style:font-size-complex="36pt"/>
    </style:style>
    <style:style style:name="P14" style:parent-style-name="Textbody" style:family="paragraph">
      <style:paragraph-properties fo:margin-bottom="0in" fo:line-height="101%"/>
    </style:style>
    <style:style style:name="T15" style:parent-style-name="DefaultParagraphFont" style:family="text">
      <style:text-properties style:font-name="Times New Roman" fo:color="#000000" fo:font-size="48pt" style:font-size-asian="48pt"/>
    </style:style>
    <style:style style:name="T16" style:parent-style-name="DefaultParagraphFont" style:family="text">
      <style:text-properties style:font-name="Arial Black" fo:color="#000000" fo:font-size="36pt" style:font-size-asian="36pt" style:font-size-complex="36pt"/>
    </style:style>
  </office:automatic-styles>
  <office:body>
    <office:text text:use-soft-page-breaks="true">
      <text:p text:style-name="P1"><text:bookmark-start text:name="docs-internal-guid-deac4c34-7fff-7af3-87"/><text:bookmark-end text:name="docs-internal-guid-deac4c34-7fff-7af3-87"/><text:span text:style-name="T2"><text:s text:c="8"/></text:span><text:span text:style-name="T3">Before Insert</text:span></text:p>
      <text:p text:style-name="Textbody"/>
      <text:p text:style-name="Standard">MariaDB [mydb]&gt;<text:s/>create table people(age int,name varchar(100));</text:p>
      <text:p text:style-name="Standard">Query OK, 0 rows affected (0.015 sec)</text:p>
      <text:p text:style-name="Standard"/>
      <text:p text:style-name="Standard">MariaDB [mydb]&gt; delimiter //</text:p>
      <text:p text:style-name="Standard">MariaDB [mydb]&gt; create trigger agecheck before insert on people for each row if new.age &lt; 0</text:p>
      <text:p text:style-name="Standard"><text:s text:c="4"/>-&gt; then set new.age=0;end if;//</text:p>
      <text:p text:style-name="Standard">Query OK, 0 rows affected (0.006 sec)</text:p>
      <text:p text:style-name="Standard"/>
      <text:p text:style-name="Standard">MariaDB [mydb]&gt; delimiter ;</text:p>
      <text:p text:style-name="Standard">MariaDB [mydb]&gt; insert into people values(-20,'vinit'),(25,'dhuna');</text:p>
      <text:p text:style-name="Standard">Query OK, 2 rows affected (0.005 sec)</text:p>
      <text:p text:style-name="Standard">Records: 2 <text:s/>Duplicates: 0 <text:s/>Warnings: 0</text:p>
      <text:p text:style-name="Standard"/>
      <text:p text:style-name="Standard">MariaDB [mydb]&gt; select * from people;</text:p>
      <text:p text:style-name="Standard">+------+------+</text:p>
      <text:p text:style-name="Standard">| age <text:s/>| name |</text:p>
      <text:p text:style-name="Standard">+------+------+</text:p>
      <text:p text:style-name="Standard">| <text:s text:c="3"/>0 | vinit<text:s/>|</text:p>
      <text:p text:style-name="Standard">| <text:s text:c="2"/>25| dhun<text:s/>|</text:p>
      <text:p text:style-name="Standard">+------+------+</text:p>
      <text:p text:style-name="Standard">2 rows in set (0.001 sec)</text:p>
      <text:p text:style-name="Standard"/>
      <text:p text:style-name="P4"><text:bookmark-start text:name="docs-internal-guid-03b55f08-7fff-ffab-63"/><text:bookmark-end text:name="docs-internal-guid-03b55f08-7fff-ffab-63"/><text:span text:style-name="T5"><text:s text:c="9"/></text:span><text:span text:style-name="T6">After Insert</text:span></text:p>
      <text:p text:style-name="Standard"/>
      <text:p text:style-name="Standard">MariaDB [mydb]&gt;<text:s/>CREATE TABLE members (id INT AUTO_INCREMENT primary key,name VARCHAR(100) NOT NULL, Email VARCHAR(255),BirthDate DATE);</text:p>
      <text:p text:style-name="Standard">Query OK, 0 rows affected (0.014 sec)</text:p>
      <text:p text:style-name="Standard"/>
      <text:p text:style-name="Standard">MariaDB [mydb]&gt; CREATE TABLE reminders(id INT AUTO_INCREMENT,memberId INT,message VARCHAR(255)<text:s/>NOT NULL,PRIMARY KEY (id , memberId) );</text:p>
      <text:p text:style-name="Standard">Query OK, 0 rows affected (0.013 sec)</text:p>
      <text:p text:style-name="Standard"/>
      <text:p text:style-name="Standard">MariaDB [mydb]&gt; DELIMITER $$</text:p>
      <text:p text:style-name="Standard">MariaDB [mydb]&gt; CREATE TRIGGER after_members_insert</text:p>
      <text:p text:style-name="Standard"><text:s text:c="4"/>-&gt; AFTER INSERT</text:p>
      <text:p text:style-name="Standard"><text:s text:c="4"/>-&gt; ON members FOR EACH ROW</text:p>
      <text:p text:style-name="Standard"><text:s text:c="4"/>-&gt; BEGIN</text:p>
      <text:p text:style-name="Standard"><text:s text:c="4"/>-&gt; IF NEW.birthDate IS<text:s/>NULL THEN</text:p>
      <text:p text:style-name="Standard"><text:s text:c="4"/>-&gt; <text:s/>INSERT INTO reminders(memberId, message)</text:p>
      <text:p text:style-name="Standard"><text:s text:c="4"/>-&gt; VALUES(new.id,CONCAT('Hi ', NEW.name, ', please update your date of birth.'));</text:p>
      <text:p text:style-name="Standard"><text:s text:c="4"/>-&gt; END IF;</text:p>
      <text:p text:style-name="Standard"><text:s text:c="4"/>-&gt; END$$</text:p>
      <text:p text:style-name="Standard">Query OK, 0 rows affected (0.007 sec)</text:p>
      <text:p text:style-name="Standard"/>
      <text:soft-page-break/>
      <text:p text:style-name="Standard">MariaDB [mydb]&gt; DELIMITER ;</text:p>
      <text:p text:style-name="Standard"><text:s text:c="4"/>-&gt;<text:s/>SELECT * FROM<text:s/><text:s/>reminders;</text:p>
      <text:p text:style-name="Standard">MariaDB [mydb]&gt; INSERT INTO members(name, email, BirthDate) VALUES('vinit', 'vinit4d@gmail.com', NULL); SELECT * FROM reminders;</text:p>
      <text:p text:style-name="Standard">Query OK, 1 row affected (0.003 sec)</text:p>
      <text:p text:style-name="Standard"/>
      <text:p text:style-name="Standard">+----+----------+------------------------------------------------+</text:p>
      <text:p text:style-name="Standard">| id | memberId | message<text:s/><text:s text:c="39"/>|</text:p>
      <text:p text:style-name="Standard">+----+----------+------------------------------------------------+</text:p>
      <text:p text:style-name="Standard">| <text:s/>1 | <text:s text:c="7"/>1 | Hi vinit, please update your date of birth. |</text:p>
      <text:p text:style-name="Standard">+----+----------+------------------------------------------------+</text:p>
      <text:p text:style-name="Standard">1 row in set (0.000 sec)</text:p>
      <text:p text:style-name="Standard"/>
      <text:p text:style-name="P7"><text:bookmark-start text:name="docs-internal-guid-80802428-7fff-69b7-4b"/><text:bookmark-end text:name="docs-internal-guid-80802428-7fff-69b7-4b"/><text:span text:style-name="T8"><text:s text:c="6"/></text:span><text:span text:style-name="T9">Before Update</text:span></text:p>
      <text:p text:style-name="Standard">MariaDB [mydb]&gt; CREATE TABLE person (name varchar(40), age int);</text:p>
      <text:p text:style-name="Standard">Query OK, 0 rows affected (0.014 sec)</text:p>
      <text:p text:style-name="Standard"/>
      <text:p text:style-name="Standard">MariaDB [mydb]&gt; INSERT INTO person VALUES ('vinay', 20), ('yash', 24);</text:p>
      <text:p text:style-name="Standard">Query OK, 2 rows affected (0.003 sec)</text:p>
      <text:p text:style-name="Standard">Records: 2<text:s/><text:s/>Duplicates: 0 <text:s/>Warnings: 0</text:p>
      <text:p text:style-name="Standard"/>
      <text:p text:style-name="Standard">MariaDB [mydb]&gt; delimiter //</text:p>
      <text:p text:style-name="Standard">MariaDB [mydb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 &lt; 18 THEN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007 sec)</text:p>
      <text:p text:style-name="Standard"/>
      <text:p text:style-name="Standard">MariaDB [mydb]&gt; delimiter ;</text:p>
      <text:p text:style-name="Standard">MariaDB [mydb]&gt; UPDATE person<text:s/>SET age = 17 WHERE name = 'vinay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/>
      <text:p text:style-name="Standard">MariaDB<text:s/>[mydb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vinay | <text:s text:c="2"/>20<text:s/>|</text:p>
      <text:p text:style-name="Standard">| yash <text:s text:c="3"/>| <text:s text:c="2"/>24<text:s/>|</text:p>
      <text:p text:style-name="Standard">+---------+------+</text:p>
      <text:p text:style-name="Standard">2 rows in set (0.000 sec)</text:p>
      <text:p text:style-name="Standard"/>
      <text:p text:style-name="Standard">MariaDB [mydb]&gt; UPDATE person<text:s/>SET age = 17 WHERE name = 'yash';</text:p>
      <text:p text:style-name="Standard">ERROR 1644 (50002): Person must be older than 18.</text:p>
      <text:p text:style-name="Standard">MariaDB [mydb]&gt; UPDATE person SET age = 21<text:s/>WHERE name = 'yash'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Standard">MariaDB [mydb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vinay | <text:s text:c="2"/>20<text:s/>|</text:p>
      <text:p text:style-name="Standard">| yash <text:s text:c="3"/>| <text:s text:c="2"/>21<text:s/>|</text:p>
      <text:p text:style-name="Standard">+---------+------+</text:p>
      <text:p text:style-name="Standard">2 rows in set (0.000 sec)</text:p>
      <text:p text:style-name="Standard"/>
      <text:p text:style-name="Standard">MariaDB [mydb]&gt;<text:s/>UPDATE person SET age = 25<text:s/>WHERE name = 'yash';</text:p>
      <text:p text:style-name="Standard">Query OK, 1 row affected (0.004 sec)</text:p>
      <text:p text:style-name="Standard">Rows matched: 1 <text:s/>Changed: 1 <text:s/>Warnings: 0</text:p>
      <text:p text:style-name="Standard"/>
      <text:p text:style-name="Standard">MariaDB [mydb]&gt;<text:s/>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vinay| <text:s text:c="2"/>20<text:s/>|</text:p>
      <text:p text:style-name="Standard">| yash<text:s text:c="4"/>| <text:s text:c="2"/>25<text:s/>|</text:p>
      <text:p text:style-name="Standard">+---------+------+</text:p>
      <text:p text:style-name="Standard">2 rows in set (0.001 sec)</text:p>
      <text:p text:style-name="Standard"/>
      <text:p text:style-name="P10"><text:bookmark-start text:name="docs-internal-guid-f5b0a03b-7fff-8e02-86"/><text:bookmark-end text:name="docs-internal-guid-f5b0a03b-7fff-8e02-86"/><text:span text:style-name="T11"><text:s text:c="7"/></text:span><text:span text:style-name="T12">After Update</text:span></text:p>
      <text:p text:style-name="Textbody"><text:line-break/>MariaDB [mydb]&gt; CREATE TABLE average_age (age int);</text:p>
      <text:p text:style-name="Textbody">Query OK, 0 rows affected (0.010 sec)</text:p>
      <text:p text:style-name="Textbody"/>
      <text:p text:style-name="Textbody">MariaDB [mydb]&gt; delimiter //</text:p>
      <text:p text:style-name="Textbody">MariaDB [mydb]&gt; CREATE TRIGGER person_au AFTER UPDATE</text:p>
      <text:p text:style-name="Textbody"><text:s text:c="4"/>-&gt; ON person</text:p>
      <text:p text:style-name="Textbody"><text:s text:c="4"/>-&gt; FOR EACH ROW</text:p>
      <text:p text:style-name="Textbody"><text:s text:c="4"/>-&gt; UPDATE average_age SET average = (SELECT AVG(age) FROM person); //</text:p>
      <text:p text:style-name="Textbody">Query OK, 0 rows affected (0.005 sec)</text:p>
      <text:p text:style-name="Textbody"/>
      <text:p text:style-name="Textbody">MariaDB [mydb]&gt; delimiter ;</text:p>
      <text:p text:style-name="Textbody">MariaDB [mydb]&gt; UPDATE person SET age = 21 WHERE name = 'vinay;</text:p>
      <text:p text:style-name="Textbody">Query OK, 0 rows affected (0.001 sec)</text:p>
      <text:p text:style-name="Textbody">Rows matched: 0 <text:s/>Changed: 0 <text:s/>Warnings: 0</text:p>
      <text:p text:style-name="Textbody"/>
      <text:soft-page-break/>
      <text:p text:style-name="Textbody">MariaDB [mydb]&gt; Select * from average_age</text:p>
      <text:p text:style-name="Textbody"><text:s text:c="4"/>-&gt; ;</text:p>
      <text:p text:style-name="Textbody">Empty set (0.000 sec)</text:p>
      <text:p text:style-name="P13"><text:bookmark-start text:name="docs-internal-guid-16ccd80a-7fff-07ad-9a"/><text:bookmark-end text:name="docs-internal-guid-16ccd80a-7fff-07ad-9a"/><text:s text:c="6"/><text:s/>Before<text:s/>Delete</text:p>
      <text:p text:style-name="Textbody"><text:line-break/>MariaDB [mydb]&gt; CREATE TABLE person_archive (name varchar(45), age int);</text:p>
      <text:p text:style-name="Textbody">Query OK, 0 rows affected (0.011 sec)</text:p>
      <text:p text:style-name="Textbody"/>
      <text:p text:style-name="Textbody">MariaDB [mydb]&gt; delimiter //</text:p>
      <text:p text:style-name="Textbody">MariaDB [mydb]&gt; CREATE TRIGGER person_bd BEFORE DELETE</text:p>
      <text:p text:style-name="Textbody"><text:s text:c="4"/>-&gt; ON person</text:p>
      <text:p text:style-name="Textbody"><text:s text:c="4"/>-&gt; FOR EACH ROW</text:p>
      <text:p text:style-name="Textbody"><text:s text:c="4"/>-&gt; INSERT INTO person_archive (name, age)</text:p>
      <text:p text:style-name="Textbody"><text:s text:c="4"/>-&gt; VALUES (OLD.name, OLD.age); //</text:p>
      <text:p text:style-name="Textbody">Query OK, 0 rows affected (0.006 sec)</text:p>
      <text:p text:style-name="Textbody"/>
      <text:p text:style-name="Textbody">MariaDB [mydb]&gt;<text:s/>delimiter ;</text:p>
      <text:p text:style-name="Textbody">MariaDB [mydb]&gt; delete from person where name="vinay";</text:p>
      <text:p text:style-name="Textbody">Query OK, 1 row affected (0.006 sec)</text:p>
      <text:p text:style-name="Textbody"/>
      <text:p text:style-name="Textbody">MariaDB [mydb]&gt; select * from person_archive;</text:p>
      <text:p text:style-name="Textbody">+------+------+</text:p>
      <text:p text:style-name="Textbody">| name | age <text:s/>|</text:p>
      <text:p text:style-name="Textbody">+------+------+</text:p>
      <text:p text:style-name="Textbody">|vinay<text:s/>| <text:s text:c="2"/>27 |</text:p>
      <text:p text:style-name="Textbody">+------+------+</text:p>
      <text:p text:style-name="Textbody">1 row in set (0.000 sec)</text:p>
      <text:p text:style-name="P14"><text:bookmark-start text:name="docs-internal-guid-612421e9-7fff-e8fd-8c"/><text:bookmark-end text:name="docs-internal-guid-612421e9-7fff-e8fd-8c"/><text:span text:style-name="T15"><text:s text:c="8"/></text:span><text:span text:style-name="T16">After Delete</text:span></text:p>
      <text:p text:style-name="Textbody"><text:line-break/></text:p>
      <text:soft-page-break/>
      <text:p text:style-name="Textbody">MariaDB [mydb]&gt; delimiter //</text:p>
      <text:p text:style-name="Textbody">MariaDB [mydb]&gt; CREATE TRIGGER person_ad AFTER DELETE</text:p>
      <text:p text:style-name="Textbody"><text:s text:c="4"/>-&gt; ON person</text:p>
      <text:p text:style-name="Textbody"><text:s text:c="4"/>-&gt; FOR EACH ROW</text:p>
      <text:p text:style-name="Textbody"><text:s text:c="4"/>-&gt;<text:s/>UPDATE average_age SET average = (SELECT AVG(person.age) FROM person); //</text:p>
      <text:p text:style-name="Textbody">Query OK, 0 rows affected (0.005 sec)</text:p>
      <text:p text:style-name="Textbody"/>
      <text:p text:style-name="Textbody">MariaDB [mydb]&gt; delimiter ;</text:p>
      <text:p text:style-name="Textbody">MariaDB [mydb]&gt; delete from person where name="vinay";</text:p>
      <text:p text:style-name="Textbody">Query OK, 0 rows affected (0.002 sec)</text:p>
      <text:p text:style-name="Textbody"/>
      <text:p text:style-name="Textbody">MariaDB [mydb]&gt;<text:s/>select * from average_age;</text:p>
      <text:p text:style-name="Textbody">Empty set (0.000 se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vinit kumawat</meta:initial-creator>
    <dc:creator>vinit kumawat</dc:creator>
    <meta:creation-date>2021-11-16T18:28:00Z</meta:creation-date>
    <dc:date>2021-11-21T11:40:00Z</dc:date>
    <meta:template xlink:href="Normal" xlink:type="simple"/>
    <meta:editing-cycles>1</meta:editing-cycles>
    <meta:editing-duration>PT3120S</meta:editing-duration>
    <meta:document-statistic meta:page-count="5" meta:paragraph-count="10" meta:word-count="799" meta:character-count="5347" meta:row-count="37" meta:non-whitespace-character-count="4558"/>
  </office:meta>
</office:document-meta>
</file>